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6d1d" officeooo:paragraph-rsid="00086d1d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086d1d"/>
    </style:style>
    <style:style style:name="T1" style:family="text">
      <style:text-properties officeooo:rsid="00086d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und speed in sea water</text:h>
      <text:p text:style-name="P1">Around 1560 m/s</text:p>
      <text:p text:style-name="P1">Accurate equations: <text:a xlink:type="simple" xlink:href="http://resource.npl.co.uk/acoustics/techguides/soundseawater/">http://resource.npl.co.uk/acoustics/techguides/soundseawater/</text:a></text:p>
      <text:p text:style-name="P1"/>
      <text:h text:style-name="Heading_20_2" text:outline-level="2">Info about hydrophones location</text:h>
      <text:p text:style-name="P2">approximately 45 km northwest of <text:s/><text:span text:style-name="T1">the </text:span>island of Kauai, Hawaii</text:p>
      <text:p text:style-name="P2">mounted hydrophones (4 to 5 m off the seafloor) in deep water (nominally 4,600 meters)</text:p>
      <text:p text:style-name="P2">27th of April 2009 at approximately 12:00 Hawaiian standard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1:02:26.195265018</meta:creation-date>
    <dc:date>2013-11-15T11:14:08.824550478</dc:date>
    <meta:editing-duration>P0D</meta:editing-duration>
    <meta:editing-cycles>1</meta:editing-cycles>
    <meta:document-statistic meta:table-count="0" meta:image-count="0" meta:object-count="0" meta:page-count="1" meta:paragraph-count="7" meta:word-count="50" meta:character-count="363" meta:non-whitespace-character-count="319"/>
    <meta:generator>LibreOffice/4.1.2.3$Linux_X86_64 LibreOffice_project/410m0$Build-3</meta:generator>
  </office:meta>
</office:document-meta>
</file>